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.2097in" table:align="center" style:shadow="none"/>
    </style:style>
    <style:style style:name="Table1.A" style:family="table-column">
      <style:table-column-properties style:column-width="4.2097in"/>
    </style:style>
    <style:style style:name="Table1.A1" style:family="table-cell">
      <style:table-cell-properties fo:background-color="transparent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text-properties fo:background-color="transparent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lcoli per la creazione del B+Tree</text:h>
      <text:p text:style-name="Standard"/>
      <text:list xml:id="list1037223582" text:style-name="L1">
        <text:list-item>
          <text:p text:style-name="P1"><draw:frame draw:style-name="fr1" draw:name="Object3" text:anchor-type="as-char" svg:width="0.3752in" svg:height="0.2008in" draw:z-index="1"><draw:object xlink:href="./Object 3" xlink:type="simple" xlink:show="embed" xlink:actuate="onLoad"/><draw:image xlink:href="./ObjectReplacements/Object 3" xlink:type="simple" xlink:show="embed" xlink:actuate="onLoad"/></draw:frame> di dati</text:p>
        </text:list-item>
        <text:list-item>
          <text:p text:style-name="P1">Blocco Foglia </text:p>
          <text:list>
            <text:list-item>
              <text:p text:style-name="P1">Size <draw:frame draw:style-name="fr1" draw:name="Object2" text:anchor-type="as-char" svg:width="0.3929in" svg:height="0.2008in" draw:z-index="2"><draw:object xlink:href="./Object 2" xlink:type="simple" xlink:show="embed" xlink:actuate="onLoad"/><draw:image xlink:href="./ObjectReplacements/Object 2" xlink:type="simple" xlink:show="embed" xlink:actuate="onLoad"/></draw:frame></text:p>
            </text:list-item>
            <text:list-item>
              <text:p text:style-name="P1"><draw:frame draw:style-name="fr1" draw:name="Object4" text:anchor-type="as-char" svg:width="1.0075in" svg:height="0.2008in" draw:z-index="3"><draw:object xlink:href="./Object 4" xlink:type="simple" xlink:show="embed" xlink:actuate="onLoad"/><draw:image xlink:href="./ObjectReplacements/Object 4" xlink:type="simple" xlink:show="embed" xlink:actuate="onLoad"/></draw:frame></text:p>
            </text:list-item>
            <text:list-item>
              <text:p text:style-name="P1"><draw:frame draw:style-name="fr1" draw:name="Object5" text:anchor-type="as-char" svg:width="2.8043in" svg:height="0.4689in" draw:z-index="4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</text:list>
        </text:list-item>
        <text:list-item>
          <text:p text:style-name="P1">A livello foglia</text:p>
          <text:list>
            <text:list-item>
              <text:p text:style-name="P1">Ho un numero di nodi pari a <draw:frame draw:style-name="fr1" draw:name="Object1" text:anchor-type="as-char" svg:width="2.0154in" svg:height="0.4689in" draw:z-index="0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P1">In ogni nodo foglia ho solo 1 chiave</text:p>
            </text:list-item>
          </text:list>
        </text:list-item>
      </text:list>
      <text:p text:style-name="Standard"/>
      <text:p text:style-name="Standard"/>
      <text:list xml:id="list46478001" text:continue-numbering="true" text:style-name="L1">
        <text:list-item>
          <text:list>
            <text:list-header>
              <text:p text:style-name="P1"/>
            </text:list-header>
          </text:list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2"><draw:frame draw:style-name="fr1" draw:name="Object6" text:anchor-type="as-char" svg:width="3.8252in" svg:height="0.222in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3"><draw:frame draw:style-name="fr1" draw:name="Object7" text:anchor-type="as-char" svg:width="0.8484in" svg:height="0.2008in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3"><draw:frame draw:style-name="fr1" draw:name="Object8" text:anchor-type="as-char" svg:width="0.7819in" svg:height="0.2008in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3"><draw:frame draw:style-name="fr1" draw:name="Object9" text:anchor-type="as-char" svg:width="0.8709in" svg:height="0.2008in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6T09:41:15</meta:creation-date>
    <meta:generator>OpenOffice.org/3.0$Linux OpenOffice.org_project/300m15$Build-9379</meta:generator>
    <dc:date>2009-07-06T09:56:03</dc:date>
    <meta:editing-duration>PT00H14M51S</meta:editing-duration>
    <meta:editing-cycles>3</meta:editing-cycles>
    <meta:document-statistic meta:table-count="1" meta:image-count="0" meta:object-count="9" meta:page-count="1" meta:paragraph-count="13" meta:word-count="37" meta:character-count="15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n>1TB</math:mn>
            <math:mn>8KB</math:mn>
          </math:mfrac>
          <math:mo math:stretchy="false">=</math:mo>
          <math:mfrac>
            <math:msup>
              <math:mn>2</math:mn>
              <math:mn>40</math:mn>
            </math:msup>
            <math:msup>
              <math:mn>2</math:mn>
              <math:mn>13</math:mn>
            </math:msup>
          </math:mfrac>
        </math:mrow>
        <math:mo math:stretchy="false">=</math:mo>
        <math:msup>
          <math:mn>2</math:mn>
          <math:mn>27</math:mn>
        </math:msup>
      </math:mrow>
      <math:mo math:stretchy="false">=</math:mo>
      <math:mn>134217728</math:mn>
    </math:mrow>
    <math:annotation math:encoding="StarMath 5.0">{1TB}over{8KB} = {2^40}over{2^13} = 2^27 = 134217728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n>8KB</math:mn>
    <math:annotation math:encoding="StarMath 5.0">8KB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n>1TB</math:mn>
    <math:annotation math:encoding="StarMath 5.0">1TB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n>29</math:mn>
        <math:mo math:stretchy="false">+</math:mo>
        <math:mn>16M</math:mn>
      </math:mrow>
      <math:mi math:fontstyle="italic">byte</math:mi>
    </math:mrow>
    <math:annotation math:encoding="StarMath 5.0">29 + 16M byt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n>8KB</math:mn>
        <math:mo math:stretchy="false">=</math:mo>
        <math:mrow>
          <math:mn>29</math:mn>
          <math:mo math:stretchy="false">+</math:mo>
          <math:mn>16M</math:mn>
        </math:mrow>
      </math:mrow>
      <math:mo math:stretchy="false">→</math:mo>
      <math:mrow>
        <math:mrow>
          <math:mi>M</math:mi>
          <math:mo math:stretchy="false">=</math:mo>
          <math:mfenced math:open="[" math:close="]">
            <math:mfrac>
              <math:mrow>
                <math:mn>8KB</math:mn>
                <math:mo math:stretchy="false">−</math:mo>
                <math:mn>29</math:mn>
              </math:mrow>
              <math:mn>16</math:mn>
            </math:mfrac>
          </math:mfenced>
        </math:mrow>
        <math:mo math:stretchy="false">≈</math:mo>
        <math:mn>510</math:mn>
      </math:mrow>
    </math:mrow>
    <math:annotation math:encoding="StarMath 5.0">8KB = 29 + 16M rightarrow M = left[ {8KB - 29}over{16} right] approx 51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italic">Numero</math:mi>
      <math:mi math:fontstyle="italic">di</math:mi>
      <math:mrow>
        <math:mrow>
          <math:mrow>
            <math:mi math:fontstyle="italic">chiavi</math:mi>
            <math:mo math:stretchy="false">=</math:mo>
            <math:msup>
              <math:mrow>
                <math:mo math:stretchy="false">(</math:mo>
                <math:mrow>
                  <math:mi math:fontstyle="italic">MFO</math:mi>
                  <math:mo math:stretchy="false">+</math:mo>
                  <math:mn>1</math:mn>
                </math:mrow>
                <math:mo math:stretchy="false">)</math:mo>
              </math:mrow>
              <math:mrow>
                <math:mi math:fontstyle="italic">Height</math:mi>
                <math:mo math:stretchy="false">−</math:mo>
                <math:mn>1</math:mn>
              </math:mrow>
            </math:msup>
          </math:mrow>
          <math:mo math:stretchy="false">=</math:mo>
          <math:msup>
            <math:mn>510</math:mn>
            <math:mn>3</math:mn>
          </math:msup>
        </math:mrow>
        <math:mo math:stretchy="false">=</math:mo>
        <math:mn>132651000</math:mn>
      </math:mrow>
    </math:mrow>
    <math:annotation math:encoding="StarMath 5.0">Numero di chiavi = (MFO+1)^{Height-1} = 510^3 = 132651000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 math:fontstyle="italic">MFO</math:mi>
      <math:mo math:stretchy="false">=</math:mo>
      <math:mn>509</math:mn>
    </math:mrow>
    <math:annotation math:encoding="StarMath 5.0">MFO = 509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italic">Height</math:mi>
      <math:mo math:stretchy="false">=</math:mo>
      <math:mn>4</math:mn>
    </math:mrow>
    <math:annotation math:encoding="StarMath 5.0">Height = 4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italic">Leaf</math:mi>
      <math:mo math:stretchy="false">=</math:mo>
      <math:mn>8KB</math:mn>
    </math:mrow>
    <math:annotation math:encoding="StarMath 5.0">Leaf  = 8KB</math:annotation>
  </math:semantics>
</math:math>
</file>